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0d4b5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d4b5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0d4b5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1cm" fo:margin-right="0cm" fo:text-align="start" style:justify-single-word="false" fo:text-indent="1cm" style:auto-text-indent="false">
        <style:tab-stops/>
      </style:paragraph-properties>
      <style:text-properties fo:font-size="12pt" fo:font-weight="normal" officeooo:paragraph-rsid="000d4b5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1cm" fo:margin-right="0cm" fo:text-align="start" style:justify-single-word="false" fo:text-indent="1cm" style:auto-text-indent="false"/>
      <style:text-properties fo:font-size="12pt" fo:font-weight="normal" officeooo:paragraph-rsid="000d4b5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1cm" fo:margin-right="0cm" fo:text-align="start" style:justify-single-word="false" fo:text-indent="1cm" style:auto-text-indent="false">
        <style:tab-stops/>
      </style:paragraph-properties>
      <style:text-properties fo:font-size="12pt" fo:font-weight="normal" officeooo:paragraph-rsid="000d4b5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1cm" fo:margin-right="0cm" fo:text-align="start" style:justify-single-word="false" fo:text-indent="1cm" style:auto-text-indent="false">
        <style:tab-stops/>
      </style:paragraph-properties>
      <style:text-properties fo:font-size="12pt" fo:font-weight="normal" officeooo:paragraph-rsid="000eeb1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weight="normal" officeooo:paragraph-rsid="000d4b5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weight="normal" officeooo:paragraph-rsid="000eeb17" style:font-size-asian="10.5pt" style:font-weight-asian="normal" style:font-size-complex="12pt" style:font-weight-complex="normal"/>
    </style:style>
    <style:style style:name="T1" style:family="text">
      <style:text-properties officeooo:rsid="000d4b52"/>
    </style:style>
    <style:style style:name="T2" style:family="text">
      <style:text-properties fo:font-size="12pt" fo:font-weight="normal" officeooo:rsid="000d4b52" style:font-size-asian="10.5pt" style:font-weight-asian="normal" style:font-size-complex="12pt" style:font-weight-complex="normal"/>
    </style:style>
    <style:style style:name="T3" style:family="text">
      <style:text-properties fo:font-style="italic" officeooo:rsid="000d4b52" style:font-style-asian="italic" style:font-style-complex="italic"/>
    </style:style>
    <style:style style:name="T4" style:family="text">
      <style:text-properties fo:font-style="italic" officeooo:rsid="000eeb17" style:font-style-asian="italic" style:font-style-complex="italic"/>
    </style:style>
    <style:style style:name="T5" style:family="text">
      <style:text-properties fo:font-style="normal" officeooo:rsid="000d4b52" style:font-style-asian="normal" style:font-style-complex="normal"/>
    </style:style>
    <style:style style:name="T6" style:family="text">
      <style:text-properties fo:font-style="normal" officeooo:rsid="000eeb17" style:font-style-asian="normal" style:font-style-complex="normal"/>
    </style:style>
    <style:style style:name="T7" style:family="text">
      <style:text-properties officeooo:rsid="000ee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istinolla</text:span></text:p>
      <text:p text:style-name="P2"><text:span text:style-name="T1">Käyttöohje</text:span></text:p>
      <text:p text:style-name="P3"><text:span text:style-name="T1"/></text:p>
      <text:p text:style-name="P3"><text:span text:style-name="T1">Käynnistäminen:</text:span></text:p>
      <text:p text:style-name="P3"><text:span text:style-name="T1"><text:tab/>Komentoriviltä:</text:span></text:p>
      <text:p text:style-name="P3"><text:span text:style-name="T1"><text:tab/>java -jar Ristinolla.jar</text:span></text:p>
      <text:p text:style-name="Standard"><text:span text:style-name="T2"><text:tab/>Peli tarvitsee jre 6 tai uudemman toimiakseen.</text:span></text:p>
      <text:p text:style-name="P3"><text:span text:style-name="T1"/></text:p>
      <text:p text:style-name="P3"><text:span text:style-name="T1">Asetukset:</text:span></text:p>
      <text:p text:style-name="P5"><text:span text:style-name="T1"><text:tab/>Pelin alussa kysytään laudan koko ja voittoriviin tarvittavien merkkien määrän.</text:span></text:p>
      <text:p text:style-name="P3"><text:span text:style-name="T1"><text:tab/>Asetuksia ei voi toistaiseksi muuttaa pelin aikana.</text:span></text:p>
      <text:p text:style-name="P3"><text:span text:style-name="T1"/></text:p>
      <text:p text:style-name="P3"><text:span text:style-name="T1">Pelaaminen:</text:span></text:p>
      <text:p text:style-name="P4"><text:span text:style-name="T1">Valitse päävalikosta </text:span><text:span text:style-name="T3">p</text:span><text:span text:style-name="T1"> eli pelaa -komento jolloin ohjelma kysyy x ja y -koordinaatteja joihin asetetaan vuoroin risti tai nolla. Peli loppuu kun tarvittava määrä samoja merkkejä muodostaa jatkuvan pysty-, vaaka- tai vinorivin. Pelaajat voivat myös asettaa yksittäisiä merkkejä haluamaansa kohtiin komennoilla </text:span><text:span text:style-name="T3">x</text:span><text:span text:style-name="T1"> ja </text:span><text:span text:style-name="T3">o</text:span><text:span text:style-name="T1">. Tyhjä komento lopettaa pelaamisen.</text:span></text:p>
      <text:p text:style-name="P4"><text:span text:style-name="T1"/></text:p>
      <text:p text:style-name="P9"><text:span text:style-name="T7">Siirron peruminen(undo):</text:span></text:p>
      <text:p text:style-name="P7"><text:span text:style-name="T7">Komennolla </text:span><text:span text:style-name="T4">u</text:span><text:span text:style-name="T6"> pelaaja voi perua edellisen siirtonsa.</text:span></text:p>
      <text:p text:style-name="P4"><text:span text:style-name="T1"/></text:p>
      <text:p text:style-name="P8"><text:span text:style-name="T1">Tallennus ja lataus:</text:span></text:p>
      <text:p text:style-name="P4"><text:span text:style-name="T1">Toiminnoilla </text:span><text:span text:style-name="T3">t </text:span><text:span text:style-name="T5">ja </text:span><text:span text:style-name="T3">l </text:span><text:span text:style-name="T5">voidaan pelitilanne tallentaa myöhemmäksi ja ladata tallennuksesta. Huom: peli tallentaa vanhojen tallennusten päälle ilman vahvistusta!</text:span></text:p>
      <text:p text:style-name="P4"><text:span text:style-name="T5">BUGI: Tallennukset eivät saata olla siirrettävissä koneelta toiselle merkistökoodauksiin liittyvien asioiden tak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voitusmies </meta:initial-creator>
    <meta:creation-date>2012-10-12T23:19:52</meta:creation-date>
    <meta:document-statistic meta:table-count="0" meta:image-count="0" meta:object-count="0" meta:page-count="1" meta:paragraph-count="16" meta:word-count="125" meta:character-count="993"/>
    <dc:date>2012-10-12T23:41:41</dc:date>
    <dc:creator>Arvoitusmies </dc:creator>
    <meta:editing-duration>PT00H06M39S</meta:editing-duration>
    <meta:editing-cycles>1</meta:editing-cycles>
    <meta:generator>OpenOffice.org/3.2$Linux OpenOffice.org_project/320m19$Build-9505</meta:generator>
  </office:meta>
</office:document-meta>
</file>